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08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8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 style:font-name-asian="標楷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Arial" style:font-name-complex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7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5" table:default-cell-style-name="ce6"/>
        <table:table-column table:style-name="co3" table:number-columns-repeated="251" table:default-cell-style-name="ce6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應<text:span text:style-name="T1">  </text:span><text:span text:style-name="T2">收</text:span><text:span text:style-name="T3">  </text:span><text:span text:style-name="T2">票</text:span><text:span text:style-name="T3">  </text:span><text:span text:style-name="T2">據</text:span><text:span text:style-name="T3">  </text:span><text:span text:style-name="T2">到</text:span><text:span text:style-name="T3">  </text:span><text:span text:style-name="T2">期</text:span><text:span text:style-name="T3">  </text:span><text:span text:style-name="T2">分</text:span><text:span text:style-name="T3">  </text:span><text:span text:style-name="T2">析</text:span><text:span text:style-name="T3">  </text:span><text:span text:style-name="T2">表</text:span></text:p>
          </table:table-cell>
          <table:covered-table-cell table:number-columns-repeated="7" table:style-name="ce7"/>
          <table:table-cell table:number-columns-repeated="1016"/>
        </table:table-row>
        <table:table-row table:style-name="ro2">
          <table:table-cell table:style-name="ce2" office:value-type="string" calcext:value-type="string">
            <text:p>　　　年　　　月　　　日<text:span text:style-name="T4">                                      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客<text:span text:style-name="T4">  </text:span><text:span text:style-name="T5">戶</text:span><text:span text:style-name="T6">  </text:span><text:span text:style-name="T5">名</text:span><text:span text:style-name="T6">  </text:span><text:span text:style-name="T5">稱</text:span></text:p>
          </table:table-cell>
          <table:table-cell table:style-name="ce3" office:value-type="string" calcext:value-type="string">
            <text:p>當月份</text:p>
          </table:table-cell>
          <table:table-cell table:style-name="ce3" office:value-type="string" calcext:value-type="string">
            <text:p>1~30天</text:p>
          </table:table-cell>
          <table:table-cell table:style-name="ce8" office:value-type="string" calcext:value-type="string">
            <text:p>31~60<text:span text:style-name="T7">天</text:span></text:p>
          </table:table-cell>
          <table:table-cell table:style-name="ce8" office:value-type="string" calcext:value-type="string">
            <text:p>61~90<text:span text:style-name="T7">天</text:span></text:p>
          </table:table-cell>
          <table:table-cell table:style-name="ce8" office:value-type="string" calcext:value-type="string">
            <text:p>90<text:span text:style-name="T7">天以上</text:span></text:p>
          </table:table-cell>
          <table:table-cell table:style-name="ce3" office:value-type="string" calcext:value-type="string">
            <text:p>合<text:span text:style-name="T5">計</text:span></text:p>
          </table:table-cell>
          <table:table-cell table:style-name="ce3" office:value-type="string" calcext:value-type="string">
            <text:p>備<text:span text:style-name="T5">註</text:span></text:p>
          </table:table-cell>
          <table:table-cell table:number-columns-repeated="1016"/>
        </table:table-row>
        <table:table-row table:style-name="ro4" table:number-rows-repeated="25">
          <table:table-cell table:style-name="ce4" table:number-columns-repeated="8"/>
          <table:table-cell table:number-columns-repeated="1016"/>
        </table:table-row>
        <table:table-row table:style-name="ro4">
          <table:table-cell table:style-name="ce5" office:value-type="string" calcext:value-type="string" table:number-columns-spanned="8" table:number-rows-spanned="1">
            <text:p>總經理：　　　　　　　　處室主管：<text:span text:style-name="T4"> </text:span><text:span text:style-name="T5">　　　　　　　　　會計：</text:span></text:p>
          </table:table-cell>
          <table:covered-table-cell table:number-columns-repeated="7" table:style-name="ce5"/>
          <table:table-cell table:number-columns-repeated="1016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80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2:13:59.92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3T22:57:09</meta:creation-date>
    <dc:date>2017-01-16T02:16:24.384000000</dc:date>
    <meta:print-date>2004-03-23T23:04:05</meta:print-date>
    <meta:generator>LibreOffice/5.1.1.3$Windows_x86 LibreOffice_project/89f508ef3ecebd2cfb8e1def0f0ba9a803b88a6d</meta:generator>
    <meta:editing-duration>PT2M24S</meta:editing-duration>
    <meta:editing-cycles>1</meta:editing-cycles>
    <meta:document-statistic meta:table-count="1" meta:cell-count="11" meta:object-count="0"/>
  </office:meta>
</office:document-meta>
</file>